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119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350" calcext:value-type="float">
            <text:p>1350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Kupić kartę pamię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00:00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efon xiaomi redmi note 13 pro+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01:17:57.4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26T01:18:11.032000000</dc:date>
    <meta:editing-duration>PT8H32M51S</meta:editing-duration>
    <meta:editing-cycles>35</meta:editing-cycles>
    <meta:generator>LibreOffice/24.2.4.2$Windows_X86_64 LibreOffice_project/51a6219feb6075d9a4c46691dcfe0cd9c4fff3c2</meta:generator>
    <meta:document-statistic meta:table-count="1" meta:cell-count="105" meta:object-count="0"/>
  </office:meta>
</office:document-meta>
</file>